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3" style:family="table">
      <style:table-properties style:width="3.5903in" fo:margin-top="0in" fo:margin-bottom="0.0299in" table:align="margins" style:may-break-between-rows="false" style:writing-mode="lr-tb"/>
    </style:style>
    <style:style style:name="Table13.A" style:family="table-column">
      <style:table-column-properties style:column-width="3.5903in" style:rel-column-width="65535*"/>
    </style:style>
    <style:style style:name="Table13.1" style:family="table-row">
      <style:table-row-properties fo:keep-together="always"/>
    </style:style>
    <style:style style:name="Table13.A1" style:family="table-cell">
      <style:table-cell-properties fo:padding="0in" fo:border-left="none" fo:border-right="none" fo:border-top="0.8pt solid #000000" fo:border-bottom="none"/>
    </style:style>
    <style:style style:name="Table13.A2" style:family="table-cell">
      <style:table-cell-properties fo:padding="0in" fo:border="none"/>
    </style:style>
    <style:style style:name="Table13.A5"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DirectoryEntry">
      <style:text-properties fo:font-style="italic" style:font-style-asian="italic" style:font-style-complex="italic"/>
    </style:style>
    <style:style style:name="P4" style:family="paragraph" style:parent-style-name="Standard">
      <style:text-properties fo:language="en" fo:country="US" officeooo:paragraph-rsid="006a0ea6" style:language-asian="en" style:country-asian="US"/>
    </style:style>
    <style:style style:name="P5" style:family="paragraph" style:parent-style-name="Standard">
      <style:text-properties fo:language="en" fo:country="US" officeooo:paragraph-rsid="007518ff" style:language-asian="en" style:country-asian="US"/>
    </style:style>
    <style:style style:name="P6" style:family="paragraph" style:parent-style-name="Standard">
      <style:text-properties fo:language="en" fo:country="US" officeooo:paragraph-rsid="0075563c" style:language-asian="en" style:country-asian="US"/>
    </style:style>
    <style:style style:name="P7" style:family="paragraph" style:parent-style-name="Standard">
      <style:text-properties fo:language="en" fo:country="US" officeooo:rsid="0075563c" officeooo:paragraph-rsid="0075563c" style:language-asian="en" style:country-asian="US"/>
    </style:style>
    <style:style style:name="P8" style:family="paragraph" style:parent-style-name="Standard">
      <style:text-properties officeooo:paragraph-rsid="0015ebe2"/>
    </style:style>
    <style:style style:name="P9" style:family="paragraph" style:parent-style-name="Standard">
      <style:text-properties officeooo:rsid="006d8082" officeooo:paragraph-rsid="006d8082"/>
    </style:style>
    <style:style style:name="T1" style:family="text">
      <style:text-properties fo:font-weight="bold" style:font-weight-asian="bold" style:font-weight-complex="bold"/>
    </style:style>
    <style:style style:name="T2" style:family="text">
      <style:text-properties fo:font-weight="bold" officeooo:rsid="0057a71e" style:font-weight-asian="bold" style:font-weight-complex="bold"/>
    </style:style>
    <style:style style:name="T3" style:family="text">
      <style:text-properties officeooo:rsid="0057a71e"/>
    </style:style>
    <style:style style:name="T4" style:family="text">
      <style:text-properties officeooo:rsid="005aa9fa"/>
    </style:style>
    <style:style style:name="T5" style:family="text">
      <style:text-properties officeooo:rsid="005c2b8f"/>
    </style:style>
    <style:style style:name="T6" style:family="text">
      <style:text-properties style:use-window-font-color="true" loext:opacity="0%" style:font-name="Carlito" fo:font-size="11.5pt" style:font-name-asian="Calibri" style:font-size-asian="11pt" style:font-name-complex="Times New Roman" style:font-size-complex="12pt" style:language-complex="ar" style:country-complex="SA"/>
    </style:style>
    <style:style style:name="T7" style:family="text">
      <style:text-properties style:use-window-font-color="true" loext:opacity="0%" style:font-name="Carlito" fo:font-size="11.5pt" officeooo:rsid="0071605e" style:font-name-asian="Calibri" style:font-size-asian="11pt" style:font-name-complex="Times New Roman" style:font-size-complex="12pt" style:language-complex="ar" style:country-complex="SA"/>
    </style:style>
    <style:style style:name="T8" style:family="text">
      <style:text-properties style:use-window-font-color="true" loext:opacity="0%" style:font-name="Carlito" fo:font-size="11.5pt" officeooo:rsid="0072b1fb" style:font-name-asian="Calibri" style:font-size-asian="11pt" style:font-name-complex="Times New Roman" style:font-size-complex="12pt" style:language-complex="ar" style:country-complex="SA"/>
    </style:style>
    <style:style style:name="T9" style:family="text">
      <style:text-properties style:use-window-font-color="true" loext:opacity="0%" style:font-name="Carlito" fo:font-size="11.5pt" officeooo:rsid="0072eb65" style:font-name-asian="Calibri" style:font-size-asian="11pt" style:font-name-complex="Times New Roman" style:font-size-complex="12pt" style:language-complex="ar" style:country-complex="SA"/>
    </style:style>
    <style:style style:name="T10" style:family="text">
      <style:text-properties style:use-window-font-color="true" loext:opacity="0%" style:font-name="Carlito" fo:font-size="11.5pt" fo:language="en" fo:country="US" style:font-name-asian="Calibri" style:font-size-asian="11pt" style:language-asian="zh" style:country-asian="CN" style:font-name-complex="Times New Roman" style:font-size-complex="12pt" style:language-complex="ar" style:country-complex="SA"/>
    </style:style>
    <style:style style:name="T11" style:family="text">
      <style:text-properties style:use-window-font-color="true" loext:opacity="0%" style:font-name="Carlito" fo:font-size="11.5pt" fo:font-weight="bold" officeooo:rsid="0072eb65" style:font-name-asian="Calibri" style:font-size-asian="11pt" style:font-weight-asian="bold" style:font-name-complex="Times New Roman" style:font-size-complex="12pt" style:language-complex="ar" style:country-complex="SA" style:font-weight-complex="bold"/>
    </style:style>
    <style:style style:name="T12" style:family="text">
      <style:text-properties style:use-window-font-color="true" loext:opacity="0%" style:font-name="Carlito" fo:font-size="11.5pt" fo:font-style="italic" officeooo:rsid="0072eb65" style:font-name-asian="Calibri" style:font-size-asian="11pt" style:font-style-asian="italic" style:font-name-complex="Times New Roman" style:font-size-complex="12pt" style:language-complex="ar" style:country-complex="SA" style:font-style-complex="italic"/>
    </style:style>
    <style:style style:name="T13" style:family="text">
      <style:text-properties style:use-window-font-color="true" loext:opacity="0%" style:font-name="Carlito" fo:font-size="11.5pt" style:text-underline-style="solid" style:text-underline-width="auto" style:text-underline-color="font-color" officeooo:rsid="0072eb65" style:font-name-asian="Calibri" style:font-size-asian="11pt" style:font-name-complex="Times New Roman" style:font-size-complex="12pt" style:language-complex="ar" style:country-complex="SA"/>
    </style:style>
    <style:style style:name="T14" style:family="text">
      <style:text-properties style:use-window-font-color="true" loext:opacity="0%" style:font-name="Carlito" fo:font-size="26pt" officeooo:rsid="0072eb65" style:font-name-asian="Calibri" style:font-size-asian="26pt" style:font-name-complex="Times New Roman" style:font-size-complex="26pt" style:language-complex="ar" style:country-complex="SA"/>
    </style:style>
    <style:style style:name="T15" style:family="text">
      <style:text-properties officeooo:rsid="005ed946"/>
    </style:style>
    <style:style style:name="T16" style:family="text">
      <style:text-properties officeooo:rsid="005f6ac3"/>
    </style:style>
    <style:style style:name="T17" style:family="text">
      <style:text-properties officeooo:rsid="00601fa9"/>
    </style:style>
    <style:style style:name="T18" style:family="text">
      <style:text-properties officeooo:rsid="00654918"/>
    </style:style>
    <style:style style:name="T19" style:family="text">
      <style:text-properties officeooo:rsid="006a0ea6"/>
    </style:style>
    <style:style style:name="T20" style:family="text">
      <style:text-properties officeooo:rsid="007518ff"/>
    </style:style>
    <style:style style:name="T21" style:family="text">
      <style:text-properties officeooo:rsid="00797887"/>
    </style:style>
    <style:style style:name="T22" style:family="text">
      <style:text-properties officeooo:rsid="007a76be"/>
    </style:style>
    <style:style style:name="T23" style:family="text">
      <style:text-properties officeooo:rsid="007b4ff0"/>
    </style:style>
    <style:style style:name="T24" style:family="text">
      <style:text-properties officeooo:rsid="007c0047"/>
    </style:style>
    <style:style style:name="Sect1" style:family="section">
      <style:section-properties text:dont-balance-text-columns="false" style:editable="false">
        <style:columns fo:column-count="2" fo:column-gap="0.2791in">
          <style:column style:rel-width="32767*" fo:start-indent="0in" fo:end-indent="0.1394in"/>
          <style:column style:rel-width="32768*" fo:start-indent="0.1394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nt Stuff <text:span text:style-name="T3">outside the 2-column Section</text:span></text:p>
      <text:p text:style-name="P6"><text:span text:style-name="T22">XX</text:span><text:span text:style-name="T24">X <text:s text:c="4"/>YYY</text:span></text:p>
      <text:p text:style-name="P7">LEAVE THIS ONE UNTOUCHED:</text:p>
      <text:p text:style-name="P4">Lorem ipsum ***<text:span text:style-name="T19">5 </text:span><text:span text:style-name="T16">consecutive-spaces: <text:s text:c="4"/>:(5 of them) </text:span><text:span text:style-name="T18">newl</text:span><text:span text:style-name="T19">ine:<text:line-break/>:(no leading spaces) <text:s/>another newline:<text:line-break/> <text:s text:c="2"/>:(3 leading spaces on this line).</text:span><text:span text:style-name="T18"> <text:s/>***</text:span><text:span text:style-name="T5">non: :breaking </text:span><text:span text:style-name="T19">spaces</text:span><text:span text:style-name="T5">:     :</text:span><text:span text:style-name="T17">(5 nb </text:span><text:span text:style-name="T15">s</text:span><text:span text:style-name="T5">paces</text:span><text:span text:style-name="T17">)</text:span><text:span text:style-name="T5"> </text:span>amet, consectetur <text:span text:style-name="T15">tab here:<text:tab/>:there</text:span> adipiscing elit, sed do eiusmod tempor incididunt ut labore et dolore magna aliqua. Ut enim ad <text:span text:style-name="T4">mumble fratz</text:span>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5"/>
      <text:p text:style-name="Standard">This <text:span text:style-name="T6">«</text:span><text:span text:style-name="T10">Paragraph»</text:span><text:span text:style-name="T6"> has ☺</text:span><text:span text:style-name="T10">Unicode</text:span><text:span text:style-name="T6"> characters </text:span><text:span text:style-name="T9">and </text:span><text:span text:style-name="T11">bold</text:span><text:span text:style-name="T9"> and </text:span><text:span text:style-name="T12">italic</text:span><text:span text:style-name="T9"> and </text:span><text:span text:style-name="T13">underlined</text:span><text:span text:style-name="T9"> and </text:span><text:span text:style-name="T14">larger</text:span><text:span text:style-name="T9"> text</text:span><text:span text:style-name="T6">.</text:span></text:p>
      <text:p text:style-name="P9"><text:span text:style-name="T6">AAA CCC<text:tab/>DDD<text:line-break/>EEE <text:s text:c="2"/>:</text:span><text:span text:style-name="T7">(3 spaces): <text:s text:c="2"/></text:span><text:span text:style-name="T8">FFF</text:span></text:p>
      <text:p text:style-name="P8"/>
      <text:section text:style-name="Sect1" text:name="TwoCol">
        <table:table table:name="Table13" table:style-name="Table13">
          <table:table-column table:style-name="Table13.A"/>
          <table:table-row table:style-name="Table13.1">
            <table:table-cell table:style-name="Table13.A1" office:value-type="string">
              <text:p text:style-name="DirectoryEntryLarger"><text:span text:style-name="T1">**</text:span><text:span text:style-name="T2">NAME**</text:span><text:tab/></text:p>
            </table:table-cell>
          </table:table-row>
          <table:table-row table:style-name="Table13.1">
            <table:table-cell table:style-name="Table13.A2" office:value-type="string">
              <text:p text:style-name="P3">**<text:span text:style-name="T3">PHONE**</text:span></text:p>
            </table:table-cell>
          </table:table-row>
          <table:table-row table:style-name="Table13.1">
            <table:table-cell table:style-name="Table13.A2" office:value-type="string">
              <text:p text:style-name="DirectoryEntry">**<text:span text:style-name="T3">ADDR1**</text:span></text:p>
            </table:table-cell>
          </table:table-row>
          <table:table-row table:style-name="Table13.1">
            <table:table-cell table:style-name="Table13.A2" office:value-type="string">
              <text:p text:style-name="DirectoryEntry">**<text:span text:style-name="T3">ADDR2**</text:span></text:p>
            </table:table-cell>
          </table:table-row>
          <table:table-row table:style-name="Table13.1">
            <table:table-cell table:style-name="Table13.A5" office:value-type="string">
              <text:p text:style-name="DirectoryEntry">**<text:span text:style-name="T3">ADDR3**</text:span></text:p>
            </table:table-cell>
          </table:table-row>
        </table:table>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style:contextual-spacing="false" fo:orphans="2" fo:widows="2" fo:hyphenation-ladder-count="no-limit" style:writing-mode="lr-tb"/>
      <style:text-properties style:use-window-font-color="true" loext:opacity="0%" style:font-name="Carlito" fo:font-family="Carlito" style:font-pitch="variable" fo:font-size="11.5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lerk_20_List_20_Heading" style:display-name="Clerk List Heading" style:family="paragraph" style:parent-style-name="Heading" style:default-outline-level="1" style:class="html" style:master-page-name="">
      <style:paragraph-properties fo:margin-top="0.1598in" fo:margin-bottom="0in" style:contextual-spacing="false" fo:text-align="center" style:justify-single-word="false" style:page-number="auto" text:number-lines="false" text:line-number="0">
        <style:tab-stops/>
      </style:paragraph-properties>
      <style:text-properties style:font-name="Arial" fo:font-family="Arial" style:font-style-name="Bold Italic" style:font-family-generic="swiss" style:font-pitch="variable" fo:font-style="italic" style:text-underline-style="none" fo:font-weight="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lerksAndReps" style:family="paragraph" style:parent-style-name="Standard" style:class="html" style:master-page-name="">
      <style:paragraph-properties fo:margin-left="0in" fo:margin-right="0in" fo:margin-top="0in" fo:margin-bottom="0.1201in" style:contextual-spacing="false" fo:orphans="3" fo:widows="3" fo:text-indent="0in" style:auto-text-indent="false" style:page-number="auto">
        <style:tab-stops>
          <style:tab-stop style:position="1.9in"/>
          <style:tab-stop style:position="3.5in"/>
          <style:tab-stop style:position="4.5in"/>
        </style:tab-stops>
      </style:paragraph-properties>
    </style:style>
    <style:style style:name="ClerkOrRepSingleSpaced" style:family="paragraph" style:parent-style-name="ClerksAndReps" style:class="html">
      <style:paragraph-properties fo:margin-left="0in" fo:margin-right="0in" fo:margin-top="0in" fo:margin-bottom="0in" style:contextual-spacing="false"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irectoryEntry" style:family="paragraph" style:parent-style-name="ClerksAndReps" style:class="text" style:master-page-name="">
      <style:paragraph-properties fo:margin-top="0in" fo:margin-bottom="0in" style:contextual-spacing="false" fo:orphans="9" fo:widows="9" style:page-number="auto" fo:padding="0in" fo:border="none" style:shadow="none" style:join-border="false">
        <style:tab-stops>
          <style:tab-stop style:position="0.1299in"/>
          <style:tab-stop style:position="3.279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rectoryEntryLarger" style:family="paragraph" style:parent-style-name="DirectoryEntry">
      <style:text-properties fo:font-size="10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201in" fo:margin-right="0.520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Mpm2">
      <style:page-layout-properties fo:page-width="8.5in" fo:page-height="11in" style:num-format="1" style:print-orientation="portrait" fo:margin-top="0.5in" fo:margin-bottom="0.5in" fo:margin-left="0.6in" fo:margin-right="0.6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3">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4">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econdPage">
      <style:footer>
        <text:p text:style-name="MP2"><text:page-number text:select-page="current">0</text:page-number></text:p>
      </style:footer>
    </style:master-page>
    <style:master-page style:name="SecondPage" style:page-layout-name="Mpm3" draw:style-name="Mdp2">
      <style:footer>
        <text:p text:style-name="MP2"><text:page-number text:select-page="current">0</text:page-number></text:p>
      </style:footer>
    </style:master-page>
    <style:master-page style:name="Directory_20_Page" style:display-name="Directory Page" style:page-layout-name="Mpm4" draw:style-name="Mdp2">
      <style:footer>
        <text:p text:style-name="MP2"><text:page-number text:select-page="current">0</text:page-number></text:p>
      </style:footer>
    </style:master-page>
    <style:master-page style:name="Index"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 Avera</meta:initial-creator>
    <meta:creation-date>2014-12-09T17:51:07.045409966</meta:creation-date>
    <dc:date>2023-03-18T21:05:05.776781819</dc:date>
    <meta:editing-duration>P8DT17H7M47S</meta:editing-duration>
    <meta:editing-cycles>103</meta:editing-cycles>
    <meta:generator>LibreOffice/7.3.7.2$Linux_X86_64 LibreOffice_project/30$Build-2</meta:generator>
    <meta:document-statistic meta:table-count="1" meta:image-count="0" meta:object-count="0" meta:page-count="1" meta:paragraph-count="15" meta:word-count="136" meta:character-count="885" meta:non-whitespace-character-count="742"/>
  </office:meta>
</office:document-meta>
</file>